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d357d" fo:background-color="transparent" style:font-weight-asian="bold" style:font-weight-complex="bold"/>
    </style:style>
    <style:style style:name="P3" style:family="paragraph" style:parent-style-name="Standard">
      <style:paragraph-properties fo:text-align="justify" style:justify-single-word="false"/>
      <style:text-properties fo:font-weight="normal" officeooo:paragraph-rsid="001964fa" style:font-weight-asian="normal" style:font-weight-complex="normal"/>
    </style:style>
    <style:style style:name="P4" style:family="paragraph" style:parent-style-name="Standard">
      <style:paragraph-properties fo:text-align="justify" style:justify-single-word="false"/>
      <style:text-properties fo:font-weight="normal" officeooo:paragraph-rsid="001d357d" style:font-weight-asian="normal" style:font-weight-complex="normal"/>
    </style:style>
    <style:style style:name="P5" style:family="paragraph" style:parent-style-name="Standard">
      <style:paragraph-properties fo:text-align="justify" style:justify-single-word="false"/>
      <style:text-properties fo:font-weight="normal" officeooo:paragraph-rsid="001f3380" style:font-weight-asian="normal" style:font-weight-complex="normal"/>
    </style:style>
    <style:style style:name="P6" style:family="paragraph" style:parent-style-name="Standard">
      <style:paragraph-properties fo:text-align="justify" style:justify-single-word="false"/>
      <style:text-properties fo:font-weight="normal" officeooo:paragraph-rsid="00251684" style:font-weight-asian="normal" style:font-weight-complex="normal"/>
    </style:style>
    <style:style style:name="P7" style:family="paragraph" style:parent-style-name="Standard">
      <style:paragraph-properties fo:text-align="justify" style:justify-single-word="false"/>
      <style:text-properties fo:font-weight="normal" officeooo:paragraph-rsid="001d357d"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27a427" officeooo:paragraph-rsid="0027a427" fo:background-color="#fff5ee" style:font-weight-asian="normal" style:font-weight-complex="normal"/>
    </style:style>
    <style:style style:name="P9" style:family="paragraph" style:parent-style-name="Standard">
      <style:paragraph-properties fo:text-align="justify" style:justify-single-word="false"/>
      <style:text-properties fo:font-weight="normal" officeooo:rsid="0027a427" officeooo:paragraph-rsid="0027a427" fo:background-color="#a9a9a9" style:font-weight-asian="normal" style:font-weight-complex="normal"/>
    </style:style>
    <style:style style:name="P10" style:family="paragraph" style:parent-style-name="Standard">
      <style:paragraph-properties fo:text-align="justify" style:justify-single-word="false"/>
      <style:text-properties fo:font-weight="normal" officeooo:rsid="00168dd1" officeooo:paragraph-rsid="00251684"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paragraph-rsid="001d357d"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27a427" officeooo:paragraph-rsid="002e8223"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322380" officeooo:paragraph-rsid="00322380"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1d357d" officeooo:paragraph-rsid="001d357d"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35e776" officeooo:paragraph-rsid="0035e776"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35e776" officeooo:paragraph-rsid="0039aef7"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027a427" officeooo:paragraph-rsid="0027a427" fo:background-color="#fff5ee" style:font-weight-asian="normal" style:font-weight-complex="normal"/>
    </style:style>
    <style:style style:name="P18" style:family="paragraph" style:parent-style-name="Standard">
      <style:paragraph-properties fo:text-align="justify" style:justify-single-word="false"/>
      <style:text-properties fo:font-weight="normal" officeooo:rsid="0027a427" officeooo:paragraph-rsid="002e8223" fo:background-color="#a9a9a9" style:font-weight-asian="normal" style:font-weight-complex="normal"/>
    </style:style>
    <style:style style:name="P19" style:family="paragraph" style:parent-style-name="Standard">
      <style:paragraph-properties fo:text-align="justify" style:justify-single-word="false"/>
      <style:text-properties fo:font-weight="normal" officeooo:rsid="00322380" officeooo:paragraph-rsid="00322380" fo:background-color="#a9a9a9" style:font-weight-asian="normal" style:font-weight-complex="normal"/>
    </style:style>
    <style:style style:name="P20" style:family="paragraph" style:parent-style-name="Standard">
      <style:paragraph-properties fo:text-align="justify" style:justify-single-word="false"/>
      <style:text-properties fo:font-weight="bold" officeooo:rsid="001d357d" officeooo:paragraph-rsid="001d357d" fo:background-color="transparent" style:font-weight-asian="bold" style:font-weight-complex="bold"/>
    </style:style>
    <style:style style:name="P21" style:family="paragraph" style:parent-style-name="Standard">
      <style:paragraph-properties fo:text-align="justify" style:justify-single-word="false"/>
      <style:text-properties fo:font-weight="bold" officeooo:rsid="0027a427" officeooo:paragraph-rsid="002e8223" fo:background-color="transparent" style:font-weight-asian="bold" style:font-weight-complex="bold"/>
    </style:style>
    <style:style style:name="P22" style:family="paragraph" style:parent-style-name="Standard">
      <style:paragraph-properties fo:text-align="justify" style:justify-single-word="false"/>
      <style:text-properties fo:font-weight="bold" officeooo:rsid="00322380" officeooo:paragraph-rsid="00322380" fo:background-color="transparent" style:font-weight-asian="bold" style:font-weight-complex="bold"/>
    </style:style>
    <style:style style:name="P23" style:family="paragraph" style:parent-style-name="Standard">
      <style:paragraph-properties fo:text-align="justify" style:justify-single-word="false"/>
      <style:text-properties fo:font-weight="bold" officeooo:rsid="00322380" officeooo:paragraph-rsid="003b6970" fo:background-color="transparent" style:font-weight-asian="bold" style:font-weight-complex="bold"/>
    </style:style>
    <style:style style:name="P24" style:family="paragraph" style:parent-style-name="Standard">
      <style:paragraph-properties fo:text-align="justify" style:justify-single-word="false"/>
      <style:text-properties fo:font-weight="bold" officeooo:rsid="00322380" officeooo:paragraph-rsid="00444939" fo:background-color="transparent" style:font-weight-asian="bold" style:font-weight-complex="bold"/>
    </style:style>
    <style:style style:name="P25" style:family="paragraph" style:parent-style-name="Standard">
      <style:paragraph-properties fo:text-align="justify" style:justify-single-word="false"/>
      <style:text-properties fo:font-weight="bold" officeooo:rsid="00322380" officeooo:paragraph-rsid="003b6970" fo:background-color="#00ffff" style:font-weight-asian="bold" style:font-weight-complex="bold"/>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officeooo:rsid="001964fa"/>
    </style:style>
    <style:style style:name="T4" style:family="text">
      <style:text-properties fo:background-color="#fff200" loext:char-shading-value="0"/>
    </style:style>
    <style:style style:name="T5" style:family="text">
      <style:text-properties officeooo:rsid="001964fa" fo:background-color="#fff200" loext:char-shading-value="0"/>
    </style:style>
    <style:style style:name="T6" style:family="text">
      <style:text-properties officeooo:rsid="002cecec" fo:background-color="#fff200" loext:char-shading-value="0"/>
    </style:style>
    <style:style style:name="T7" style:family="text">
      <style:text-properties fo:background-color="#fff200" loext:char-shading-value="0"/>
    </style:style>
    <style:style style:name="T8" style:family="text">
      <style:text-properties officeooo:rsid="003029ed" fo:background-color="#fff200" loext:char-shading-value="0"/>
    </style:style>
    <style:style style:name="T9" style:family="text">
      <style:text-properties officeooo:rsid="0033fdaa" fo:background-color="#fff200" loext:char-shading-value="0"/>
    </style:style>
    <style:style style:name="T10" style:family="text">
      <style:text-properties officeooo:rsid="0035e776" fo:background-color="#fff200" loext:char-shading-value="0"/>
    </style:style>
    <style:style style:name="T11" style:family="text">
      <style:text-properties officeooo:rsid="0039aef7" fo:background-color="#fff200" loext:char-shading-value="0"/>
    </style:style>
    <style:style style:name="T12" style:family="text">
      <style:text-properties officeooo:rsid="003a8f64" fo:background-color="#fff200" loext:char-shading-value="0"/>
    </style:style>
    <style:style style:name="T13" style:family="text">
      <style:text-properties officeooo:rsid="001bd805"/>
    </style:style>
    <style:style style:name="T14" style:family="text">
      <style:text-properties fo:background-color="#00ffff" loext:char-shading-value="0"/>
    </style:style>
    <style:style style:name="T15" style:family="text">
      <style:text-properties officeooo:rsid="001d357d" fo:background-color="#00ffff" loext:char-shading-value="0"/>
    </style:style>
    <style:style style:name="T16" style:family="text">
      <style:text-properties officeooo:rsid="001ea287" fo:background-color="#00ffff" loext:char-shading-value="0"/>
    </style:style>
    <style:style style:name="T17" style:family="text">
      <style:text-properties officeooo:rsid="001d357d"/>
    </style:style>
    <style:style style:name="T18" style:family="text">
      <style:text-properties fo:background-color="transparent" loext:char-shading-value="0"/>
    </style:style>
    <style:style style:name="T19" style:family="text">
      <style:text-properties officeooo:rsid="00168dd1" fo:background-color="transparent" loext:char-shading-value="0"/>
    </style:style>
    <style:style style:name="T20" style:family="text">
      <style:text-properties officeooo:rsid="001f3380" fo:background-color="transparent" loext:char-shading-value="0"/>
    </style:style>
    <style:style style:name="T21" style:family="text">
      <style:text-properties officeooo:rsid="001d357d" fo:background-color="transparent" loext:char-shading-value="0"/>
    </style:style>
    <style:style style:name="T22" style:family="text">
      <style:text-properties officeooo:rsid="0022515b" fo:background-color="transparent" loext:char-shading-value="0"/>
    </style:style>
    <style:style style:name="T23" style:family="text">
      <style:text-properties officeooo:rsid="0023e689" fo:background-color="transparent" loext:char-shading-value="0"/>
    </style:style>
    <style:style style:name="T24" style:family="text">
      <style:text-properties officeooo:rsid="0022515b"/>
    </style:style>
    <style:style style:name="T25" style:family="text">
      <style:text-properties officeooo:rsid="00271d38"/>
    </style:style>
    <style:style style:name="T26" style:family="text">
      <style:text-properties style:text-position="sub 58%"/>
    </style:style>
    <style:style style:name="T27" style:family="text">
      <style:text-properties style:text-position="sub 58%" fo:font-weight="normal" officeooo:rsid="003b6970" style:font-weight-asian="normal" style:font-weight-complex="normal"/>
    </style:style>
    <style:style style:name="T28" style:family="text">
      <style:text-properties officeooo:rsid="002a258c"/>
    </style:style>
    <style:style style:name="T29" style:family="text">
      <style:text-properties fo:background-color="#a9a9a9" loext:char-shading-value="0"/>
    </style:style>
    <style:style style:name="T30" style:family="text">
      <style:text-properties officeooo:rsid="002edf0b" fo:background-color="#a9a9a9" loext:char-shading-value="0"/>
    </style:style>
    <style:style style:name="T31" style:family="text">
      <style:text-properties officeooo:rsid="002e8223"/>
    </style:style>
    <style:style style:name="T32" style:family="text">
      <style:text-properties officeooo:rsid="0039aef7"/>
    </style:style>
    <style:style style:name="T33" style:family="text">
      <style:text-properties fo:font-weight="normal" style:font-weight-asian="normal" style:font-weight-complex="normal"/>
    </style:style>
    <style:style style:name="T34" style:family="text">
      <style:text-properties fo:font-weight="normal" officeooo:rsid="003b6970" style:font-weight-asian="normal" style:font-weight-complex="normal"/>
    </style:style>
    <style:style style:name="T35" style:family="text">
      <style:text-properties fo:font-weight="normal" officeooo:rsid="003f4c95" style:font-weight-asian="normal" style:font-weight-complex="normal"/>
    </style:style>
    <style:style style:name="T36" style:family="text">
      <style:text-properties fo:font-weight="normal" officeooo:rsid="0044cd33" style:font-weight-asian="normal" style:font-weight-complex="normal"/>
    </style:style>
    <style:style style:name="T37" style:family="text">
      <style:text-properties fo:font-weight="normal" fo:background-color="#fff200" loext:char-shading-value="0" style:font-weight-asian="normal" style:font-weight-complex="normal"/>
    </style:style>
    <style:style style:name="T38" style:family="text">
      <style:text-properties fo:font-weight="normal" officeooo:rsid="003b6970" fo:background-color="#fff200" loext:char-shading-value="0" style:font-weight-asian="normal" style:font-weight-complex="normal"/>
    </style:style>
    <style:style style:name="T39" style:family="text">
      <style:text-properties fo:font-weight="normal" officeooo:rsid="003f4c95" fo:background-color="#fff200" loext:char-shading-value="0" style:font-weight-asian="normal" style:font-weight-complex="normal"/>
    </style:style>
    <style:style style:name="T40" style:family="text">
      <style:text-properties fo:font-weight="normal" officeooo:rsid="0044cd33" fo:background-color="#fff200" loext:char-shading-value="0" style:font-weight-asian="normal" style:font-weight-complex="normal"/>
    </style:style>
    <style:style style:name="T41" style:family="text">
      <style:text-properties fo:font-weight="normal" fo:background-color="#00ffff" loext:char-shading-value="0" style:font-weight-asian="normal" style:font-weight-complex="normal"/>
    </style:style>
    <style:style style:name="T42" style:family="text">
      <style:text-properties fo:font-weight="normal" officeooo:rsid="003b6970" fo:background-color="#00ffff" loext:char-shading-value="0" style:font-weight-asian="normal" style:font-weight-complex="normal"/>
    </style:style>
    <style:style style:name="T43" style:family="text">
      <style:text-properties fo:font-weight="normal" fo:background-color="#ff4500" loext:char-shading-value="0" style:font-weight-asian="normal" style:font-weight-complex="normal"/>
    </style:style>
    <style:style style:name="T44" style:family="text">
      <style:text-properties fo:background-color="#ff45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les y métodos</text:p>
      <text:p text:style-name="P1"/>
      <text:p text:style-name="P1">- Recurso vegetal y datos fenotípicos</text:p>
      <text:p text:style-name="P1"/>
      <text:p text:style-name="P6">Los conjuntos de datos se obtuvieron del Rice SNP-Seek Database<text:span text:style-name="T1">1</text:span> , el cual es un cibersitio con información sobre datos de genotipado de SNP y de fenotipos de distintas variedades de arroz (<text:span text:style-name="T2">Oryza sativa L.</text:span>). <text:span text:style-name="T3">En un estudio previo a este </text:span><text:span text:style-name="T5">(cita)</text:span>, los datos de genotipado de SNP <text:span text:style-name="T25">fueron</text:span> someti<text:span text:style-name="T3">d</text:span>o<text:span text:style-name="T3">s</text:span> a procedimientos de control de calidad, en los que fueron eliminados loci de SNP con una frecuencia del alelo menor de menos de 0.01 y con una tasa de ausencia mayor <text:span text:style-name="T19">después de la imputación</text:span> <text:span text:style-name="T24">de</text:span> 0.01. <text:span text:style-name="T13">Para este estudio se consideró eliminar loci de SNP con una frecuencia del alelo menor de menos de 0.05. </text:span></text:p>
      <text:p text:style-name="P10"/>
      <text:p text:style-name="P6"><text:span text:style-name="T19">Luego, el conjunto de datos </text:span><text:span text:style-name="T22">de genotipado</text:span><text:span text:style-name="T19"> final se transformó de la codificación de genotipo de nucleótidos (es</text:span><text:span text:style-name="T22">to</text:span><text:span text:style-name="T19"> </text:span><text:span text:style-name="T22">es</text:span><text:span text:style-name="T19">, A, C, T </text:span><text:span text:style-name="T22">y</text:span><text:span text:style-name="T19"> G) a la codificación numérica (</text:span><text:span text:style-name="T23">0</text:span><text:span text:style-name="T19">, </text:span><text:span text:style-name="T23">1 y</text:span><text:span text:style-name="T19"> </text:span><text:span text:style-name="T23">2</text:span><text:span text:style-name="T19"> para </text:span><text:span text:style-name="T23">los</text:span><text:span text:style-name="T19"> homocigotos de clase I, heterocigotos y homocigotos de clase II, respectivamente) para facilitar el análisis estadístico </text:span><text:span text:style-name="T23">posterior</text:span><text:span text:style-name="T19">.</text:span></text:p>
      <text:p text:style-name="P3"/>
      <text:p text:style-name="P3">Mediante un análisis de componentes principales realizado sobre los datos de genotipado de SNP <text:span text:style-name="T14">(Figura </text:span><text:span text:style-name="T16">4</text:span><text:span text:style-name="T14">.1)</text:span> se observaron diferentes grupos varietales de arroz, de los cuales la variedad indica fue seleccionada para llevar a cabo e<text:span text:style-name="T13">l</text:span> estudio una vez la misma <text:span text:style-name="T13">fue</text:span> el grupo varietal con mayor número de individuos genotipados (451 individuos de un total de 738).</text:p>
      <text:p text:style-name="P3"/>
      <text:p text:style-name="P4"><text:span text:style-name="T14">Figura </text:span><text:span text:style-name="T16">4</text:span><text:span text:style-name="T14">.1</text:span></text:p>
      <text:p text:style-name="P3"/>
      <text:p text:style-name="P5">En relación a los datos de fenotipo, el conjunto de datos proporcion<text:span text:style-name="T17">ó</text:span> información sobre distintos caracteres fenotípicos de relevancia agronómica como son la trillabilidad de la panícula, el peso del grano, la fuerza del culmo, entre otros <text:span text:style-name="T14">(Figura </text:span><text:span text:style-name="T16">4</text:span><text:span text:style-name="T14">.2)</text:span>, <text:span text:style-name="T18">siendo seleccionada para </text:span><text:span text:style-name="T19">la predicción </text:span><text:span text:style-name="T20">posterior</text:span><text:span text:style-name="T19"> utilizando los modelos de selección genómica</text:span><text:span text:style-name="T18"> el carácter tiempo de floración ya que en este se </text:span><text:span text:style-name="T21">observo</text:span><text:span text:style-name="T18"> suficiente variación fenotípica.</text:span></text:p>
      <text:p text:style-name="P3"/>
      <text:p text:style-name="P4"><text:span text:style-name="T14">Figura </text:span><text:span text:style-name="T16">4</text:span><text:span text:style-name="T14">.</text:span><text:span text:style-name="T15">2</text:span></text:p>
      <text:p text:style-name="P14"/>
      <text:p text:style-name="P20"><text:span text:style-name="T28">- Predicción</text:span> basada en información de pedigrí e información genómica</text:p>
      <text:p text:style-name="P2"/>
      <text:p text:style-name="P7">Para llevar a cabo la predicción usando el mejor predictor lineal insesgado (BLUP) en individuos no genotipados y el mejor predictor lineal insesgado genómico de un solo paso (ssGBLUP) tanto en individuos genotipados como no genotipados, se aplicó el siguiente modelo:</text:p>
      <text:p text:style-name="P7"/>
      <text:p text:style-name="P9">Ecuación 4.1</text:p>
      <text:p text:style-name="P8"/>
      <text:p text:style-name="P8">donde y representa el valor del fenotipo a predecir (es decir, el tiempo de floración) y Z es la matriz de incidencia que relaciona g con y. 1<text:span text:style-name="T26">n</text:span> es un vector de unos, μ es la media de la población, el vector g representa los efectos aleatorios genéticos aditivos, y e es el vector de residuos con una distribución que se asume normal con media igual a 0 y matriz de covarianza Iσ<text:span text:style-name="T26">e</text:span><text:span text:style-name="T1">2</text:span> , siendo I representa la matriz identidad, y σ<text:span text:style-name="T26">e</text:span><text:span text:style-name="T1">2</text:span> la varianza residual.</text:p>
      <text:p text:style-name="P8"/>
      <text:p text:style-name="P8">En la ecuación anterior <text:span text:style-name="T29">(4.1)</text:span>, se asume que g sigue una distribución normal con media igual a 0 y matriz de covarianza Aσ<text:span text:style-name="T26">g</text:span><text:span text:style-name="T1">2</text:span> en el modelo BLUP, donde A representa la matriz de parentesco basada en información de pedigrí, y σ<text:span text:style-name="T26">g</text:span><text:span text:style-name="T1">2</text:span> es la varianza genética aditiva.</text:p>
      <text:p text:style-name="P8"/>
      <text:p text:style-name="P8"><text:soft-page-break/>En el modelo ssGBLUP, la matriz A del modelo de la ecuación <text:span text:style-name="T29">(4.1)</text:span> es reemplazada por la matriz H, de la misma dimensión que la matriz A. Dicha matriz H es una función de la matriz A descrita anteriormente y de la matriz de parentesco basado en marcadores de ADN (o matriz G) <text:span text:style-name="T7">(</text:span><text:span text:style-name="T6">cita</text:span><text:span text:style-name="T7">)</text:span>, y se define de la siguiente manera:</text:p>
      <text:p text:style-name="P8"/>
      <text:p text:style-name="P18">Ecuación 4.<text:span text:style-name="T31">2</text:span></text:p>
      <text:p text:style-name="P18"/>
      <text:p text:style-name="P12">donde A<text:span text:style-name="T26">11</text:span> , A<text:span text:style-name="T26">12</text:span> , A<text:span text:style-name="T26">21</text:span> y A<text:span text:style-name="T26">22</text:span> son submatrices de la matriz A, y los subíndices 1 y 2 representan los individuos genotipados y no genotipados, respectivamente. Inicialmente para el calculo de la matriz H, los datos de genotipado de SNP fueron escalados. Luego, a partir de los datos escalados, se obtuvo la matriz G utilizando el método de VanRaden (2007), <text:span text:style-name="T30">Ecuación de VanRaden</text:span>, donde X es una matriz de dimensión n x nSNP que contiene los genotipos con la codificación numérica descrita anteriormente (0, 1 y 2), p j es la frecuencia del j-ésimo SNP, n corresponde al número de individuos y nSNP representa al número de SNP. Para evitar posibles problemas de singularidad, a los elementos de la diagonal de la matriz G se les sumo un valor de 0.05.</text:p>
      <text:p text:style-name="P12"/>
      <text:p text:style-name="P12">Se usaron diferentes matrices H basados en diferentes matrices G, situación que se describe en las dos metodologías que se describen a continuación. En el anexo <text:span text:style-name="T44">A.1</text:span> se presenta la función R <text:span text:style-name="T4">(</text:span><text:span text:style-name="T8">cita</text:span><text:span text:style-name="T4">)</text:span> usada para construir la matriz H.</text:p>
      <text:p text:style-name="P12"/>
      <text:p text:style-name="P21">- Estimación de la heredabilidad</text:p>
      <text:p text:style-name="P21"/>
      <text:p text:style-name="P12">Se estimó la heredabilidad mediante el método BLUP con base en el modelo descrito anteriormente. La heredabilidad se calculó como:</text:p>
      <text:p text:style-name="P12"/>
      <text:p text:style-name="P19">Ecuación 4.3</text:p>
      <text:p text:style-name="P13"/>
      <text:p text:style-name="P13">donde σ<text:span text:style-name="T26">g</text:span><text:span text:style-name="T1">2</text:span> es la varianza genética aditiva y σ<text:span text:style-name="T26">e</text:span><text:span text:style-name="T1">2</text:span> es la varianza residual.</text:p>
      <text:p text:style-name="P13"/>
      <text:p text:style-name="P22">- Generación de pedigríes ancestrales, subconjuntos de datos y habilidad predictiva</text:p>
      <text:p text:style-name="P22"/>
      <text:p text:style-name="P13">En especies de plantas es común que los pedigríes de las poblaciones reproductoras sean completamente, o al menos parcialmente, desconocidos (las razones del porque de esto se describen en Cros et al. <text:span text:style-name="T4">(</text:span><text:span text:style-name="T9">cita</text:span><text:span text:style-name="T4">)</text:span>. Este es el caso de los conjuntos de datos del Rice SNP-Seek Database usados en este estudio. Por esta razón, se utilizó la metodología implementada en el software Molcoanc <text:span text:style-name="T4">(</text:span><text:span text:style-name="T9">cita</text:span><text:span text:style-name="T4">)</text:span> con el fin de contar con esta información.</text:p>
      <text:p text:style-name="P13"/>
      <text:p text:style-name="P13">De acuerdo a Fernández y Toro <text:span text:style-name="T4">(</text:span><text:span text:style-name="T10">cita</text:span><text:span text:style-name="T4">)</text:span>, la idea del software Molcoanc consiste en construir un pedigrí mediante la creación de antepasados virtuales para los individuos genotipados (esto es, la población fundadora), de tal manera que la correlación entre el parentesco genealógico calculado a partir del pedigrí generado tenga la correlación más alta con la matriz de parentesco molecular calculada a partir de los marcadores de ADN proporcionados.</text:p>
      <text:p text:style-name="P13"/>
      <text:p text:style-name="P13">En este sentido, el software Molcoanc se utilizó para construir tres pedigríes, los cuales se diferenciaron en el número de generaciones generadas por encima de la población fundadora <text:span text:style-name="T14">(Figura 4.3)</text:span>. Este proceso de generación de pedigríes se realizó diez veces (diez replicas para cada pedigrí) con el fin de posteriormente usar cada replica para medir la variabilidad de la predicción mediante el BLUP y el ssGBLUP.</text:p>
      <text:p text:style-name="P13"/>
      <text:p text:style-name="P15"><text:soft-page-break/>Figura 4.3</text:p>
      <text:p text:style-name="P13"/>
      <text:p text:style-name="P13">Para identificar el efecto sobre la predictibilidad del número de datos de genotipado de SNP y del número de individuos genotipados, y así determinar el número de marcadores y de individuos en la población de entrenamiento necesarios para implementar el ssGBLUP en datos de arroz, se usaron diferentes subconjuntos de datos con la siguientes características:</text:p>
      <text:p text:style-name="P13"/>
      <text:p text:style-name="P13">1. Distinta cantidad de individuos genotipados: del conjunto total de individuos genotipados (451), se seleccionaron de forma aleatoria 148 y 298 individuos, generando con ello tres subconjuntos de datos (o diferentes poblaciones de entrenamiento) que incluían 148, 298 y 451 individuos.</text:p>
      <text:p text:style-name="P13"/>
      <text:p text:style-name="P13">2. Diferentes densidades de SNP: del conjunto total con 100231 SNP luego del control de calidad, se seleccionaron de forma aleatoria mediante el uso de Plink (Purcell et al. 2007) tres subconjuntos de datos de SNP, de manera que el número de marcadores aproximado fuera igual a 1000, 10000 y 100000 SNP.</text:p>
      <text:p text:style-name="P13"/>
      <text:p text:style-name="P13">Luego, usando los diferentes subconjuntos de datos descritos anteriormente, se obtuvo un total de nueve matrices H con distintas combinaciones de densidad de marcadores e individuos genotipados (Figura 4.4), usando la función R descrita en el anexo <text:span text:style-name="T44">A.1</text:span>.</text:p>
      <text:p text:style-name="P13"/>
      <text:p text:style-name="P16">Figura 4.<text:span text:style-name="T32">4</text:span></text:p>
      <text:p text:style-name="P13"/>
      <text:p text:style-name="P13">Cabe aclarar que además de los casos descritos con <text:span text:style-name="T32">anterioridad</text:span>, también se consideraron los casos en los cuales ningún individuo haya sido genotipado y no se usara información de marcadores de ADN.</text:p>
      <text:p text:style-name="P13"/>
      <text:p text:style-name="P13">Los componentes de varianza y los valores fenotípicos predichos se obtuvieron ajustando los modelos BLUP y ssGBLUP descritos anteriormente. Para dicho ajuste se utilizaron los paquetes BGLR <text:span text:style-name="T4">(</text:span><text:span text:style-name="T11">cita</text:span><text:span text:style-name="T4">)</text:span> y lme4GS <text:span text:style-name="T4">(</text:span><text:span text:style-name="T11">cita</text:span><text:span text:style-name="T4">)</text:span> del lenguaje de programación R, permitiendo así la predicción mediante procedimientos Bayesianos y penalizados, respectivamente. Para la estimación de los componentes de varianza y predicción de los valores fenotípicos usando el paquete BGLR, la Cadena de Markov Monte Carlo (MCMC) se generó con 50000 iteraciones, de las cuales fueron descartadas las primeras 10000 como muestras burn-in. En cuanto al paquete lme4GS, no se cambio el número de iteraciones necesarios para alcanzar la convergencia, ya que los autores del paquete <text:span text:style-name="T4">(</text:span><text:span text:style-name="T11">cita</text:span><text:span text:style-name="T4">)</text:span> indicaron que el número de iteraciones que se tiene por defecto era suficiente (comunicación personal).</text:p>
      <text:p text:style-name="P13"/>
      <text:p text:style-name="P13">Se uso el coeficiente de correlación entre los valores fenotípicos observados y predichos como medida de predictibilidad. De acuerdo a Xua, Zhub, y Zhang <text:span text:style-name="T4">(</text:span><text:span text:style-name="T12">cita</text:span><text:span text:style-name="T4">)</text:span>, la predictibilidad debe obtenerse usando una muestra de validación independiente donde los individuos predichos no deben contribuir a la estimación de parámetros. En este sentido, el valor fenotípico observado de 48 del total de 451 individuos de arroz de la variedad indica (que corresponde a los individuos clasificados como variedades mejoradas) se consideró como fenotipo faltante.</text:p>
      <text:p text:style-name="P13"/>
      <text:p text:style-name="P22">- Simulación de fenotipos y genotipos, subconjuntos de datos y habilidad predictiva</text:p>
      <text:p text:style-name="P22"><text:span text:style-name="T33"/></text:p>
      <text:p text:style-name="P22"><text:span text:style-name="T33">Se evaluó el efecto sobre la predictibilidad del número de datos de genotipado de SNP y del número de individuos genotipados realizando simulación por ordenador, usando el paquete SeqBreed </text:span><text:span text:style-name="T37">(</text:span><text:span text:style-name="T38">cita</text:span><text:span text:style-name="T37">)</text:span><text:span text:style-name="T33"> del lenguaje de programación Python </text:span><text:span text:style-name="T37">(</text:span><text:span text:style-name="T38">cita</text:span><text:span text:style-name="T37">)</text:span><text:span text:style-name="T33">. Los pasos llevados a cabo en la simulación se describen a continuación </text:span><text:span text:style-name="T41">(Figura 4.5)</text:span><text:span text:style-name="T33">:</text:span></text:p>
      <text:p text:style-name="P22"><text:span text:style-name="T33"/></text:p>
      <text:p text:style-name="P22"><text:soft-page-break/><text:span text:style-name="T33">1. Uso de genotipos de la población fundadora: para simular los datos de fenotipo y de genotipo se uso el conjunto de datos con los 100231 SNP resultantes del control de calidad. Dicho conjunto de datos se paso previamente a formato variant call usando Plink, ya que así lo requería el paquete SeqBreed. Luego usando las funciones gg.GFounder() y gg.Genome(), se obtuvo un archivo que indicaba el número de individuos genotipados o individuos de la población fundadora (451), la ploidía (2) y el número de SNP (100231).</text:span></text:p>
      <text:p text:style-name="P22"><text:span text:style-name="T33"/></text:p>
      <text:p text:style-name="P23"><text:span text:style-name="T33">2. Especificación de la arquitectura genética (SNP causales (QTN) y sus efectos) para el </text:span><text:span text:style-name="T34">carácter</text:span><text:span text:style-name="T33"> tiempo de floración y heredabilidad deseada: se uso el software GCTA </text:span><text:span text:style-name="T37">(</text:span><text:span text:style-name="T39">cita</text:span><text:span text:style-name="T37">)</text:span><text:span text:style-name="T33"> para hacer un GWAS e identificar las regiones genómicas asociadas al </text:span><text:span text:style-name="T34">carácter</text:span><text:span text:style-name="T33"> </text:span><text:span text:style-name="T43">(Anexo A.2)</text:span><text:span text:style-name="T33">. Luego en base al GWAS, se generaron los datos que indicaban el efecto de los QTN y su localización, seleccionando solo 50 de ellos proporcional a la varianza aditiva explicada. Por último, se uso la función gg.QTNs() sobre estos datos generados, indicando también la heredabilidad del </text:span><text:span text:style-name="T34">carácter</text:span><text:span text:style-name="T33"> (0.7) de acuerdo a resultados ya reportados en la literatura </text:span><text:span text:style-name="T34">científica.</text:span></text:p>
      <text:p text:style-name="P23"><text:span text:style-name="T34"/></text:p>
      <text:p text:style-name="P23"><text:span text:style-name="T34">3. Generación de pedigríes: se generaron cuatro pedigríes (con diez replicas para medir la variabilidad de la predicción mediante el BLUP y el ssGBLUP), cada uno de ellos con esquemas de cruzamiento diferentes partiendo de la población fundadora con 451 individuos </text:span><text:span text:style-name="T42">(Tabla 4.1)</text:span><text:span text:style-name="T34">. Luego usando la función gg.Population(), se generó mediante simulación los genotipos y fenotipos de cada uno de los individuos en cada uno de los cuatro pedigríes.</text:span></text:p>
      <text:p text:style-name="P23"><text:span text:style-name="T34"/></text:p>
      <text:p text:style-name="P25"><text:span text:style-name="T34">Tabla 4.1</text:span></text:p>
      <text:p text:style-name="P23"><text:span text:style-name="T34"/></text:p>
      <text:p text:style-name="P23"><text:span text:style-name="T34">4. Uso de subconjuntos de datos con diferentes densidades de SNP: se especificaron distintas densidades de SNP usando la función gg.Chip(), con el fin de determinar el número de marcadores necesarios para implementar el ssGBLUP. Para ello se usaron los tres subconjuntos de datos de SNP creados en el apartado anterior, con número de marcadores aproximado de 1000, 10000 y 100000 SNP.</text:span></text:p>
      <text:p text:style-name="P23"><text:span text:style-name="T34"/></text:p>
      <text:p text:style-name="P23"><text:span text:style-name="T34">5. Implementación de la selección: se uso la función sel.doEbv() para llevar a cabo la predicción, usando los modelos BLUP y ssGBLUP descritos anteriormente. En caso del GBLUP, el cual requiere de datos de marcadores de ADN, se uso previamente la función gg.do_X() para generar la matriz G. Cabe aclarar que SeqBreed genero dicha matriz G de acuerdo a los condiciones descritas anteriormente, como son calcularla utilizando el método de VanRaden </text:span><text:span text:style-name="T38">(</text:span><text:span text:style-name="T40">cita</text:span><text:span text:style-name="T38">)</text:span><text:span text:style-name="T34">, y sumarle a sus elementos de la diagonal un valor de 0.05 para evitar posibles problemas de singularidad.</text:span></text:p>
      <text:p text:style-name="P23"><text:span text:style-name="T34"/></text:p>
      <text:p text:style-name="P24"><text:span text:style-name="T42">Figura 4.5</text:span></text:p>
      <text:p text:style-name="P23"><text:span text:style-name="T34"/></text:p>
      <text:p text:style-name="P23"><text:span text:style-name="T34">Para identificar el efecto del número de individuos genotipados sobre la predictibilidad, fueron considerados cuatro casos: ningún individuo genotipado, solo los individuos de la generación F</text:span><text:span text:style-name="T27">2</text:span><text:span text:style-name="T34"> genotipados, los individuos de la generación F</text:span><text:span text:style-name="T27">1</text:span><text:span text:style-name="T34"> y F</text:span><text:span text:style-name="T27">2</text:span><text:span text:style-name="T34"> genotipados y todos los individuos de las distintas generaciones genotipadas.</text:span></text:p>
      <text:p text:style-name="P23"><text:span text:style-name="T34"/></text:p>
      <text:p text:style-name="P23"><text:span text:style-name="T34">Por último y al igual que en el apartado anteriormente descrito, se uso el coeficiente de correlación entre los valores fenotípicos observados y predichos como medida de predictibilidad. Para esto, los valores fenotípicos observados de los individuos de las generaciones F</text:span><text:span text:style-name="T27">2</text:span><text:span text:style-name="T34"> y F</text:span><text:span text:style-name="T27">3</text:span><text:span text:style-name="T34"> se consideraron como fenotipos falt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3T07:26:06.704563252</meta:creation-date>
    <dc:date>2022-03-16T07:54:32.138509216</dc:date>
    <meta:editing-duration>PT5H19M39S</meta:editing-duration>
    <meta:editing-cycles>37</meta:editing-cycles>
    <meta:generator>LibreOffice/6.0.7.3$Linux_X86_64 LibreOffice_project/00m0$Build-3</meta:generator>
    <meta:document-statistic meta:table-count="0" meta:image-count="0" meta:object-count="0" meta:page-count="4" meta:paragraph-count="45" meta:word-count="1963" meta:character-count="12184" meta:non-whitespace-character-count="10265"/>
  </office:meta>
</office:document-meta>
</file>